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ell_20_yeah_2c__20_if_20_you_20_run_20_it_20_against_20_p_3d_np_20_it_20_isnt_20_a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l yeah, if you run it against p=np it isnt a...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↓ / c→</text:p>
          </table:table-cell>
          <table:table-cell table:style-name="ce1" office:value-type="string" calcext:value-type="string">
            <text:p>+1</text:p>
          </table:table-cell>
          <table:table-cell table:style-name="ce1" office:value-type="string" calcext:value-type="string">
            <text:p>+3</text:p>
          </table:table-cell>
          <table:table-cell table:style-name="ce1" office:value-type="string" calcext:value-type="string">
            <text:p>+5</text:p>
          </table:table-cell>
          <table:table-cell table:style-name="ce1" office:value-type="string" calcext:value-type="string">
            <text:p>+7</text:p>
          </table:table-cell>
          <table:table-cell table:style-name="ce1" office:value-type="string" calcext:value-type="string">
            <text:p>+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n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n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float" office:value="1.93" calcext:value-type="float">
            <text:p>1.9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n</text:p>
          </table:table-cell>
          <table:table-cell table:style-name="ce1" office:value-type="float" office:value="2.01" calcext:value-type="float">
            <text:p>2.01</text:p>
          </table:table-cell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2.01" calcext:value-type="float">
            <text:p>2.01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2.01" calcext:value-type="float">
            <text:p>2.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7n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.01" calcext:value-type="float">
            <text:p>2.01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1.97" calcext:value-type="float">
            <text:p>1.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9n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1n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1.98" calcext:value-type="float">
            <text:p>1.98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ll_20_yeah_2c__20_if_20_you_20_run_20_it_20_against_20_p_3d_np_20_it_20_isnt_20_a..." style:display-name="PageStyle_well yeah, if you run it against p=np it isnt a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